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GridConfig.create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Pag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FilterModel( List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StateCodec( ServletRequest request , String gri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ataGridConfig.getDefaultPager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getResourceProvider( String resource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GridConfig.getStyleModel( String name , String class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DataGridConfig.getDefaultResour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DataGri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Config.createSortModel( List s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